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B4000000B4EDBC9BAC.png"/>
  <manifest:file-entry manifest:media-type="image/png" manifest:full-path="Pictures/100002010000009000000090D559875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ff99cc"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solid" svg:stroke-width="0.026cm" svg:stroke-color="#000000" svg:stroke-opacity="100%" draw:stroke-linejoin="miter" draw:fill="solid" draw:fill-color="#cc0000" draw:opacity="100%"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3" style:family="graphic" style:parent-style-name="standard">
      <style:graphic-properties draw:stroke="solid" svg:stroke-width="0.071cm" svg:stroke-color="#cc0000" draw:marker-start="" draw:marker-start-width="0.213cm" draw:marker-start-center="false" draw:marker-end="msArrowDiamondEnd_20_9" draw:marker-end-width="0.355cm" draw:marker-end-center="true" svg:stroke-opacity="100%" draw:stroke-linejoin="miter" draw:fill="none" draw:fill-color="#bbe0e3" draw:textarea-horizontal-align="left" draw:textarea-vertical-align="top" draw:auto-grow-height="false" fo:padding-top="0.127cm" fo:padding-bottom="0.127cm" fo:padding-left="0.254cm" fo:padding-right="0.254cm" fo:wrap-option="no-wrap" draw:shadow="hidden" draw:shadow-offset-x="0.071cm" draw:shadow-offset-y="0.071cm" draw:shadow-color="#808080" draw:shadow-opacity="100%"/>
    </style:style>
    <style:style style:name="gr4" style:family="graphic" style:parent-style-name="standard">
      <style:graphic-properties draw:stroke="solid" svg:stroke-width="0.026cm" svg:stroke-color="#c0c0c0" draw:stroke-linejoin="miter" draw:fill="gradient" draw:fill-color="#ffffff" draw:fill-gradient-name="Gradient_20_7" draw:textarea-horizontal-align="center"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35cm" svg:stroke-color="#000000" draw:stroke-linejoin="miter" draw:fill="solid" draw:fill-color="#eaeaea" draw:textarea-horizontal-align="left"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ffffff"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list-style-name="L2">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0" style:family="graphic" style:parent-style-name="standard" style:list-style-name="L3">
      <style:graphic-properties draw:stroke="none" draw:fill="none" draw:fill-color="#ffffff" draw:textarea-horizontal-align="justify" draw:textarea-vertical-align="top" draw:auto-grow-height="true" fo:min-height="0.602cm" fo:min-width="0.387cm" fo:padding-top="0.13cm" fo:padding-bottom="0.13cm" fo:padding-left="0.25cm" fo:padding-right="0.25cm" fo:wrap-option="no-wrap" draw:shadow="hidden"/>
    </style:style>
    <style:style style:name="gr11" style:family="graphic" style:parent-style-name="standard" style:list-style-name="L2">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2" style:family="graphic" style:parent-style-name="standard" style:list-style-name="L3">
      <style:graphic-properties draw:stroke="none" draw:fill="none" draw:fill-color="#ffffff" draw:textarea-horizontal-align="justify" draw:textarea-vertical-align="top" draw:auto-grow-height="true" fo:min-height="0.602cm" fo:min-width="0.387cm" fo:padding-top="0.13cm" fo:padding-bottom="0.13cm" fo:padding-left="0.25cm" fo:padding-right="0.25cm" fo:wrap-option="no-wrap" draw:shadow="hidden"/>
    </style:style>
    <style:style style:name="gr13" style:family="graphic" style:parent-style-name="standard" style:list-style-name="L3">
      <style:graphic-properties draw:stroke="none" draw:fill="none" draw:fill-color="#ffffff" draw:textarea-horizontal-align="justify" draw:textarea-vertical-align="top" draw:auto-grow-height="true" fo:min-height="0.602cm" fo:min-width="0.379cm" fo:padding-top="0.13cm" fo:padding-bottom="0.13cm" fo:padding-left="0.25cm" fo:padding-right="0.25cm" fo:wrap-option="no-wrap" draw:shadow="hidden"/>
    </style:style>
    <style:style style:name="gr14" style:family="graphic" style:parent-style-name="standard">
      <style:graphic-properties draw:stroke="solid" svg:stroke-width="0.035cm" svg:stroke-color="#000000" draw:stroke-linejoin="miter" draw:fill="solid" draw:fill-color="#e4b8b8"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list-style-name="L2">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6" style:family="graphic" style:parent-style-name="standard" style:list-style-name="L3">
      <style:graphic-properties draw:stroke="none" draw:fill="none" draw:fill-color="#ffffff" draw:textarea-horizontal-align="justify" draw:textarea-vertical-align="top" draw:auto-grow-height="true" fo:min-height="0.602cm" fo:min-width="0.379cm" fo:padding-top="0.13cm" fo:padding-bottom="0.13cm" fo:padding-left="0.25cm" fo:padding-right="0.25cm" fo:wrap-option="no-wrap" draw:shadow="hidden"/>
    </style:style>
    <style:style style:name="gr17" style:family="graphic" style:parent-style-name="standard" style:list-style-name="L2">
      <style:graphic-properties draw:stroke="none" draw:fill="none" draw:fill-color="#ffffff" draw:textarea-horizontal-align="justify" draw:textarea-vertical-align="top" draw:auto-grow-height="true" fo:min-height="1.525cm" fo:min-width="1.272cm" fo:padding-top="0.13cm" fo:padding-bottom="0.13cm" fo:padding-left="0.25cm" fo:padding-right="0.25cm" fo:wrap-option="no-wrap" draw:shadow="hidden"/>
    </style:style>
    <style:style style:name="gr18" style:family="graphic" style:parent-style-name="standard" style:list-style-name="L3">
      <style:graphic-properties draw:stroke="none" draw:fill="none" draw:fill-color="#ffffff" draw:textarea-horizontal-align="justify" draw:textarea-vertical-align="top" draw:auto-grow-height="true" fo:min-height="0.602cm" fo:min-width="0.379cm" fo:padding-top="0.13cm" fo:padding-bottom="0.13cm" fo:padding-left="0.25cm" fo:padding-right="0.25cm" fo:wrap-option="no-wrap" draw:shadow="hidden"/>
    </style:style>
    <style:style style:name="gr19" style:family="graphic" style:parent-style-name="standard">
      <style:graphic-properties draw:stroke="none" draw:fill="none" draw:fill-color="#ffffff" draw:textarea-horizontal-align="left" draw:textarea-vertical-align="top" draw:auto-grow-height="true" fo:min-height="0.587cm" fo:min-width="0.012cm" fo:padding-top="0.13cm" fo:padding-bottom="0.13cm" fo:padding-left="0.25cm" fo:padding-right="0.25cm" fo:wrap-option="no-wrap" draw:shadow="hidden"/>
    </style:style>
    <style:style style:name="gr20" style:family="graphic" style:parent-style-name="standard">
      <style:graphic-properties draw:stroke="solid" svg:stroke-width="0.026cm" svg:stroke-color="#c0c0c0" draw:stroke-linejoin="miter" draw:fill="gradient" draw:fill-color="#dddddd" draw:fill-gradient-name="Gradient_20_10"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solid" svg:stroke-width="0.053cm" svg:stroke-color="#cc0000" draw:marker-end="msArrowEnd_20_9" draw:marker-end-width="0.35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dash" draw:stroke-dash="Dash_20_2" svg:stroke-width="0.053cm" svg:stroke-color="#cc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list-style-name="L4">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4" style:family="graphic" style:parent-style-name="standard" style:list-style-name="L4">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5" style:family="graphic" style:parent-style-name="standard" style:list-style-name="L4">
      <style:graphic-properties draw:stroke="none" draw:fill="none" draw:fill-color="#ffffff" draw:textarea-horizontal-align="justify" draw:textarea-vertical-align="top" draw:auto-grow-height="true" fo:min-height="1.191cm" fo:min-width="0.679cm" fo:padding-top="0.13cm" fo:padding-bottom="0.13cm" fo:padding-left="0.25cm" fo:padding-right="0.25cm" fo:wrap-option="no-wrap" draw:shadow="hidden"/>
    </style:style>
    <style:style style:name="gr26" style:family="graphic" style:parent-style-name="standard" style:list-style-name="L4">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7" style:family="graphic" style:parent-style-name="standard" style:list-style-name="L4">
      <style:graphic-properties draw:stroke="none" draw:fill="none" draw:fill-color="#ffffff" draw:textarea-horizontal-align="justify" draw:textarea-vertical-align="top" draw:auto-grow-height="true" fo:min-height="0.683cm" fo:min-width="2.038cm" fo:padding-top="0.13cm" fo:padding-bottom="0.13cm" fo:padding-left="0.25cm" fo:padding-right="0.25cm" fo:wrap-option="no-wrap" draw:shadow="hidden"/>
    </style:style>
    <style:style style:name="gr28" style:family="graphic" style:parent-style-name="standard" style:list-style-name="L5">
      <style:graphic-properties draw:stroke="none" draw:fill="none" draw:fill-color="#ffffff" draw:textarea-horizontal-align="justify" draw:textarea-vertical-align="top" draw:auto-grow-height="true" fo:min-height="0.86cm" fo:min-width="2.711cm" fo:padding-top="0.13cm" fo:padding-bottom="0.13cm" fo:padding-left="0.25cm" fo:padding-right="0.25cm" fo:wrap-option="no-wrap" draw:shadow="hidden"/>
    </style:style>
    <style:style style:name="gr29" style:family="graphic" style:parent-style-name="standard" style:list-style-name="L5">
      <style:graphic-properties draw:stroke="none" draw:fill="none" draw:fill-color="#ffffff" draw:textarea-horizontal-align="justify" draw:textarea-vertical-align="top" draw:auto-grow-height="true" fo:min-height="0.86cm" fo:min-width="2.402cm" fo:padding-top="0.13cm" fo:padding-bottom="0.13cm" fo:padding-left="0.25cm" fo:padding-right="0.25cm" fo:wrap-option="no-wrap" draw:shadow="hidden"/>
    </style:style>
    <style:style style:name="gr30" style:family="graphic" style:parent-style-name="standard" style:list-style-name="L6">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31" style:family="graphic" style:parent-style-name="standard" style:list-style-name="L6">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32" style:family="graphic" style:parent-style-name="standard" style:list-style-name="L6">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gr33" style:family="graphic" style:parent-style-name="standard" style:list-style-name="L6">
      <style:graphic-properties draw:stroke="none" draw:fill="none" draw:fill-color="#ffffff" draw:textarea-horizontal-align="justify" draw:textarea-vertical-align="top" draw:auto-grow-height="true" fo:min-height="0.598cm" fo:min-width="1.877cm" fo:padding-top="0.13cm" fo:padding-bottom="0.13cm" fo:padding-left="0.25cm" fo:padding-right="0.25cm" fo:wrap-option="no-wrap" draw:shadow="hidden"/>
    </style:style>
    <style:style style:name="P1" style:family="paragraph">
      <style:paragraph-properties style:writing-mode="lr-tb"/>
    </style:style>
    <style:style style:name="P2" style:family="paragraph">
      <style:paragraph-properties style:writing-mode="tb-rl"/>
    </style:style>
    <style:style style:name="P3" style:family="paragraph">
      <style:paragraph-properties fo:text-align="center" style:writing-mode="lr-tb"/>
      <style:text-properties fo:font-size="24pt"/>
    </style:style>
    <style:style style:name="P4" style:family="paragraph">
      <style:paragraph-properties fo:margin-left="0cm" fo:margin-right="0cm" fo:line-height="100%" fo:text-indent="0cm"/>
    </style:style>
    <style:style style:name="P5" style:family="paragraph">
      <style:paragraph-properties fo:margin-left="0cm" fo:margin-right="0cm" fo:line-height="100%" fo:text-indent="0cm" style:writing-mode="lr-tb"/>
    </style:style>
    <style:style style:name="T1" style:family="text">
      <style:text-properties fo:font-family="'Times New Roman'" style:font-pitch="fixed" fo:font-size="36pt" style:font-size-asian="36pt" style:font-size-complex="36pt"/>
    </style:style>
    <style:style style:name="T2" style:family="text">
      <style:text-properties fo:font-family="Verdana" style:font-pitch="fixed" fo:font-size="14pt" fo:font-weight="bold" style:font-size-asian="14pt" style:font-weight-asian="bold" style:font-size-complex="14pt" style:font-weight-complex="bold"/>
    </style:style>
    <style:style style:name="T3" style:family="text">
      <style:text-properties fo:color="#cc0000" fo:font-family="Tahoma" style:font-pitch="fixed" fo:font-size="16pt" fo:font-weight="bold" style:font-size-asian="16pt" style:font-weight-asian="bold" style:font-size-complex="16pt" style:font-weight-complex="bold"/>
    </style:style>
    <style:style style:name="T4" style:family="text">
      <style:text-properties fo:color="#cc0000" fo:font-family="Tahoma" style:font-pitch="fixed" fo:font-size="28pt" fo:font-weight="bold" style:font-size-asian="28pt" style:font-weight-asian="bold" style:font-size-complex="28pt" style:font-weight-complex="bold"/>
    </style:style>
    <style:style style:name="T5" style:family="text">
      <style:text-properties fo:color="#525252" fo:font-family="Verdana" style:font-pitch="fixed" fo:font-size="20pt" style:font-size-asian="20pt" style:font-size-complex="20pt"/>
    </style:style>
    <style:style style:name="T6" style:family="text">
      <style:text-properties fo:font-family="Tahoma"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3">
      <text:list-level-style-bullet text:level="1" text:bullet-char="•">
        <style:list-level-properties/>
        <style:text-properties fo:font-family="Verdana"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style:text-properties fo:font-family="Tahoma" style:font-family-generic="swiss" style:font-pitch="fixed" fo:color="#cc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5">
      <text:list-level-style-bullet text:level="1" text:bullet-char="•">
        <style:list-level-properties/>
        <style:text-properties fo:font-family="Verdana" style:font-family-generic="swiss" style:font-pitch="fixed" fo:color="#52525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6">
      <text:list-level-style-bullet text:level="1" text:bullet-char="•">
        <style:list-level-properties/>
        <style:text-properties fo:font-family="Tahoma" style:font-family-generic="swiss" style:font-pitch="fixed" fo:color="#000000"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drawing>
      <draw:page draw:name="page1" draw:style-name="dp1" draw:master-page-name="figure">
        <draw:custom-shape draw:style-name="gr1" draw:text-style-name="P1" draw:layer="layout" svg:width="14.614cm" svg:height="4.648cm" svg:x="7.379cm" svg:y="1.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675cm" svg:height="1.072cm" svg:x="15.374cm" svg:y="2.025cm">
          <text:p/>
          <draw:enhanced-geometry svg:viewBox="0 0 215 305" draw:mirror-horizontal="true" draw:type="non-primitive" draw:enhanced-path="M 133 304 C 117 287 98 273 82 257 73 248 65 241 56 232 52 228 46 221 46 221 40 204 32 198 20 185 1 125 0 63 20 0 34 43 47 86 82 118 99 172 167 175 215 180 210 211 206 232 174 242 166 255 161 279 149 288 139 296 113 286 113 298 113 305 126 302 133 304 Z N"/>
        </draw:custom-shape>
        <draw:custom-shape draw:style-name="gr3" draw:text-style-name="P1" draw:layer="layout" svg:width="1.156cm" svg:height="0.741cm" svg:x="12.322cm" svg:y="4.204cm">
          <text:p/>
          <draw:enhanced-geometry svg:viewBox="0 0 262 168" draw:type="non-primitive" draw:enhanced-path="M 262 65 C 237 32 213 0 180 14 147 28 96 128 66 148 36 168 18 150 0 132 N"/>
        </draw:custom-shape>
        <draw:custom-shape draw:name="Rectangle 3" draw:style-name="gr4" draw:text-style-name="P2" draw:layer="layout" svg:width="2.598cm" svg:height="0.141cm" draw:transform="rotate (1.5707963267946) translate (4.83cm 5.999cm)">
          <text:p/>
          <draw:enhanced-geometry svg:viewBox="0 0 21600 21600" draw:type="rectangle" draw:enhanced-path="M 0 0 L 21600 0 21600 21600 0 21600 0 0 Z N"/>
        </draw:custom-shape>
        <draw:frame draw:name="Picture 7" draw:style-name="gr5" draw:text-style-name="P3" draw:layer="layout" svg:width="3.135cm" svg:height="3.136cm" svg:x="3.384cm" svg:y="2.316cm">
          <draw:image xlink:href="Pictures/100002010000009000000090D5598757.png" xlink:type="simple" xlink:show="embed" xlink:actuate="onLoad">
            <text:p/>
          </draw:image>
        </draw:frame>
        <draw:custom-shape draw:name="Rectangle 14" draw:style-name="gr6" draw:text-style-name="P1" draw:layer="layout" svg:width="4.343cm" svg:height="0.635cm" svg:x="2.648cm" svg:y="0.628cm">
          <text:p/>
          <draw:enhanced-geometry svg:viewBox="0 0 21600 21600" draw:type="rectangle" draw:enhanced-path="M 0 0 L 21600 0 21600 21600 0 21600 0 0 Z N"/>
        </draw:custom-shape>
        <draw:custom-shape draw:name="Rectangle 15" draw:style-name="gr7" draw:text-style-name="P1" draw:layer="layout" svg:width="0.476cm" svg:height="1.107cm" svg:x="7.168cm" svg:y="0.138cm">
          <text:p/>
          <draw:enhanced-geometry svg:viewBox="0 0 21600 21600" draw:type="rectangle" draw:enhanced-path="M 0 0 L 21600 0 21600 21600 0 21600 0 0 Z N"/>
        </draw:custom-shape>
        <draw:line draw:name="Line 16" draw:style-name="gr8" draw:text-style-name="P3" draw:layer="layout" svg:x1="3.3cm" svg:y1="0.61cm" svg:x2="3.3cm" svg:y2="1.245cm">
          <text:p/>
        </draw:line>
        <draw:line draw:name="Line 17" draw:style-name="gr8" draw:text-style-name="P3" draw:layer="layout" svg:x1="3.957cm" svg:y1="0.623cm" svg:x2="3.957cm" svg:y2="1.258cm">
          <text:p/>
        </draw:line>
        <draw:line draw:name="Line 18" draw:style-name="gr8" draw:text-style-name="P3" draw:layer="layout" svg:x1="4.614cm" svg:y1="0.623cm" svg:x2="4.614cm" svg:y2="1.258cm">
          <text:p/>
        </draw:line>
        <draw:line draw:name="Line 19" draw:style-name="gr8" draw:text-style-name="P3" draw:layer="layout" svg:x1="5.245cm" svg:y1="0.641cm" svg:x2="5.245cm" svg:y2="1.276cm">
          <text:p/>
        </draw:line>
        <draw:custom-shape draw:name="Text Box 20" draw:style-name="gr9" draw:text-style-name="P5" draw:layer="layout" svg:width="1.772cm" svg:height="1.785cm" svg:x="5.324cm" svg:y="-0.351cm">
          <text:p text:style-name="P4"><text:span text:style-name="T1">…</text:span></text:p>
          <draw:enhanced-geometry svg:viewBox="0 0 21600 21600" draw:type="mso-spt202" draw:enhanced-path="M 0 0 L 21600 0 21600 21600 0 21600 0 0 Z N"/>
        </draw:custom-shape>
        <draw:custom-shape draw:name="Text Box 37" draw:style-name="gr10" draw:text-style-name="P5" draw:layer="layout" svg:width="0.887cm" svg:height="0.862cm" svg:x="2.563cm" svg:y="0.517cm">
          <text:p text:style-name="P4"><text:span text:style-name="T2">A</text:span></text:p>
          <draw:enhanced-geometry svg:viewBox="0 0 21600 21600" draw:type="mso-spt202" draw:enhanced-path="M 0 0 L 21600 0 21600 21600 0 21600 0 0 Z N"/>
        </draw:custom-shape>
        <draw:custom-shape draw:name="Rectangle 54" draw:style-name="gr7" draw:text-style-name="P1" draw:layer="layout" svg:width="0.477cm" svg:height="1.107cm" svg:x="6.96cm" svg:y="0.345cm">
          <text:p/>
          <draw:enhanced-geometry svg:viewBox="0 0 21600 21600" draw:type="rectangle" draw:enhanced-path="M 0 0 L 21600 0 21600 21600 0 21600 0 0 Z N"/>
        </draw:custom-shape>
        <draw:custom-shape draw:name="Rectangle 55" draw:style-name="gr7" draw:text-style-name="P1" draw:layer="layout" svg:width="0.476cm" svg:height="1.107cm" svg:x="7.168cm" svg:y="0.138cm">
          <text:p/>
          <draw:enhanced-geometry svg:viewBox="0 0 21600 21600" draw:type="rectangle" draw:enhanced-path="M 0 0 L 21600 0 21600 21600 0 21600 0 0 Z N"/>
        </draw:custom-shape>
        <draw:custom-shape draw:name="Rectangle 3" draw:style-name="gr4" draw:text-style-name="P2" draw:layer="layout" svg:width="2.598cm" svg:height="0.141cm" draw:transform="rotate (1.5707963267946) translate (9.641cm 5.999cm)">
          <text:p/>
          <draw:enhanced-geometry svg:viewBox="0 0 21600 21600" draw:type="rectangle" draw:enhanced-path="M 0 0 L 21600 0 21600 21600 0 21600 0 0 Z N"/>
        </draw:custom-shape>
        <draw:frame draw:name="Picture 7" draw:style-name="gr5" draw:text-style-name="P3" draw:layer="layout" svg:width="3.135cm" svg:height="3.136cm" svg:x="8.195cm" svg:y="2.316cm">
          <draw:image xlink:href="Pictures/100002010000009000000090D5598757.png" xlink:type="simple" xlink:show="embed" xlink:actuate="onLoad">
            <text:p/>
          </draw:image>
        </draw:frame>
        <draw:custom-shape draw:name="Rectangle 14" draw:style-name="gr6" draw:text-style-name="P1" draw:layer="layout" svg:width="4.343cm" svg:height="0.635cm" svg:x="7.459cm" svg:y="0.628cm">
          <text:p/>
          <draw:enhanced-geometry svg:viewBox="0 0 21600 21600" draw:type="rectangle" draw:enhanced-path="M 0 0 L 21600 0 21600 21600 0 21600 0 0 Z N"/>
        </draw:custom-shape>
        <draw:custom-shape draw:name="Rectangle 15" draw:style-name="gr7" draw:text-style-name="P1" draw:layer="layout" svg:width="0.476cm" svg:height="1.107cm" svg:x="11.979cm" svg:y="0.138cm">
          <text:p/>
          <draw:enhanced-geometry svg:viewBox="0 0 21600 21600" draw:type="rectangle" draw:enhanced-path="M 0 0 L 21600 0 21600 21600 0 21600 0 0 Z N"/>
        </draw:custom-shape>
        <draw:line draw:name="Line 16" draw:style-name="gr8" draw:text-style-name="P3" draw:layer="layout" svg:x1="8.111cm" svg:y1="0.61cm" svg:x2="8.111cm" svg:y2="1.245cm">
          <text:p/>
        </draw:line>
        <draw:line draw:name="Line 17" draw:style-name="gr8" draw:text-style-name="P3" draw:layer="layout" svg:x1="8.768cm" svg:y1="0.623cm" svg:x2="8.768cm" svg:y2="1.258cm">
          <text:p/>
        </draw:line>
        <draw:line draw:name="Line 18" draw:style-name="gr8" draw:text-style-name="P3" draw:layer="layout" svg:x1="9.425cm" svg:y1="0.623cm" svg:x2="9.425cm" svg:y2="1.258cm">
          <text:p/>
        </draw:line>
        <draw:line draw:name="Line 19" draw:style-name="gr8" draw:text-style-name="P3" draw:layer="layout" svg:x1="10.056cm" svg:y1="0.641cm" svg:x2="10.056cm" svg:y2="1.276cm">
          <text:p/>
        </draw:line>
        <draw:custom-shape draw:name="Text Box 20" draw:style-name="gr11" draw:text-style-name="P5" draw:layer="layout" svg:width="1.772cm" svg:height="1.785cm" svg:x="10.135cm" svg:y="-0.351cm">
          <text:p text:style-name="P4"><text:span text:style-name="T1">…</text:span></text:p>
          <draw:enhanced-geometry svg:viewBox="0 0 21600 21600" draw:type="mso-spt202" draw:enhanced-path="M 0 0 L 21600 0 21600 21600 0 21600 0 0 Z N"/>
        </draw:custom-shape>
        <draw:custom-shape draw:name="Text Box 37" draw:style-name="gr12" draw:text-style-name="P5" draw:layer="layout" svg:width="0.887cm" svg:height="0.862cm" svg:x="7.374cm" svg:y="0.517cm">
          <text:p text:style-name="P4"><text:span text:style-name="T2">A</text:span></text:p>
          <draw:enhanced-geometry svg:viewBox="0 0 21600 21600" draw:type="mso-spt202" draw:enhanced-path="M 0 0 L 21600 0 21600 21600 0 21600 0 0 Z N"/>
        </draw:custom-shape>
        <draw:custom-shape draw:name="Text Box 51" draw:style-name="gr13" draw:text-style-name="P5" draw:layer="layout" svg:width="0.879cm" svg:height="0.862cm" svg:x="8.004cm" svg:y="0.526cm">
          <text:p text:style-name="P4"><text:span text:style-name="T2">B</text:span></text:p>
          <draw:enhanced-geometry svg:viewBox="0 0 21600 21600" draw:type="mso-spt202" draw:enhanced-path="M 0 0 L 21600 0 21600 21600 0 21600 0 0 Z N"/>
        </draw:custom-shape>
        <draw:custom-shape draw:name="Rectangle 54" draw:style-name="gr7" draw:text-style-name="P1" draw:layer="layout" svg:width="0.477cm" svg:height="1.107cm" svg:x="11.771cm" svg:y="0.345cm">
          <text:p/>
          <draw:enhanced-geometry svg:viewBox="0 0 21600 21600" draw:type="rectangle" draw:enhanced-path="M 0 0 L 21600 0 21600 21600 0 21600 0 0 Z N"/>
        </draw:custom-shape>
        <draw:custom-shape draw:name="Rectangle 55" draw:style-name="gr7" draw:text-style-name="P1" draw:layer="layout" svg:width="0.476cm" svg:height="1.107cm" svg:x="11.979cm" svg:y="0.138cm">
          <text:p/>
          <draw:enhanced-geometry svg:viewBox="0 0 21600 21600" draw:type="rectangle" draw:enhanced-path="M 0 0 L 21600 0 21600 21600 0 21600 0 0 Z N"/>
        </draw:custom-shape>
        <draw:custom-shape draw:name="Rectangle 3" draw:style-name="gr4" draw:text-style-name="P2" draw:layer="layout" svg:width="2.598cm" svg:height="0.141cm" draw:transform="rotate (1.5707963267946) translate (14.448cm 5.999cm)">
          <text:p/>
          <draw:enhanced-geometry svg:viewBox="0 0 21600 21600" draw:type="rectangle" draw:enhanced-path="M 0 0 L 21600 0 21600 21600 0 21600 0 0 Z N"/>
        </draw:custom-shape>
        <draw:frame draw:name="Picture 7" draw:style-name="gr5" draw:text-style-name="P3" draw:layer="layout" svg:width="3.135cm" svg:height="3.136cm" svg:x="13.002cm" svg:y="2.316cm">
          <draw:image xlink:href="Pictures/100002010000009000000090D5598757.png" xlink:type="simple" xlink:show="embed" xlink:actuate="onLoad">
            <text:p/>
          </draw:image>
        </draw:frame>
        <draw:custom-shape draw:name="Rectangle 14" draw:style-name="gr14" draw:text-style-name="P1" draw:layer="layout" svg:width="4.344cm" svg:height="0.635cm" svg:x="12.265cm" svg:y="0.628cm">
          <text:p/>
          <draw:enhanced-geometry svg:viewBox="0 0 21600 21600" draw:type="rectangle" draw:enhanced-path="M 0 0 L 21600 0 21600 21600 0 21600 0 0 Z N"/>
        </draw:custom-shape>
        <draw:custom-shape draw:name="Rectangle 15" draw:style-name="gr7" draw:text-style-name="P1" draw:layer="layout" svg:width="0.476cm" svg:height="1.107cm" svg:x="16.785cm" svg:y="0.138cm">
          <text:p/>
          <draw:enhanced-geometry svg:viewBox="0 0 21600 21600" draw:type="rectangle" draw:enhanced-path="M 0 0 L 21600 0 21600 21600 0 21600 0 0 Z N"/>
        </draw:custom-shape>
        <draw:line draw:name="Line 16" draw:style-name="gr8" draw:text-style-name="P3" draw:layer="layout" svg:x1="12.918cm" svg:y1="0.61cm" svg:x2="12.918cm" svg:y2="1.245cm">
          <text:p/>
        </draw:line>
        <draw:line draw:name="Line 17" draw:style-name="gr8" draw:text-style-name="P3" draw:layer="layout" svg:x1="13.575cm" svg:y1="0.623cm" svg:x2="13.575cm" svg:y2="1.258cm">
          <text:p/>
        </draw:line>
        <draw:line draw:name="Line 18" draw:style-name="gr8" draw:text-style-name="P3" draw:layer="layout" svg:x1="14.232cm" svg:y1="0.623cm" svg:x2="14.232cm" svg:y2="1.258cm">
          <text:p/>
        </draw:line>
        <draw:line draw:name="Line 19" draw:style-name="gr8" draw:text-style-name="P3" draw:layer="layout" svg:x1="14.862cm" svg:y1="0.641cm" svg:x2="14.862cm" svg:y2="1.276cm">
          <text:p/>
        </draw:line>
        <draw:custom-shape draw:name="Text Box 20" draw:style-name="gr15" draw:text-style-name="P5" draw:layer="layout" svg:width="1.772cm" svg:height="1.785cm" svg:x="14.942cm" svg:y="-0.351cm">
          <text:p text:style-name="P4"><text:span text:style-name="T1">…</text:span></text:p>
          <draw:enhanced-geometry svg:viewBox="0 0 21600 21600" draw:type="mso-spt202" draw:enhanced-path="M 0 0 L 21600 0 21600 21600 0 21600 0 0 Z N"/>
        </draw:custom-shape>
        <draw:custom-shape draw:name="Text Box 37" draw:style-name="gr16" draw:text-style-name="P5" draw:layer="layout" svg:width="0.879cm" svg:height="0.862cm" svg:x="12.18cm" svg:y="0.517cm">
          <text:p text:style-name="P4"><text:span text:style-name="T2">B</text:span></text:p>
          <draw:enhanced-geometry svg:viewBox="0 0 21600 21600" draw:type="mso-spt202" draw:enhanced-path="M 0 0 L 21600 0 21600 21600 0 21600 0 0 Z N"/>
        </draw:custom-shape>
        <draw:custom-shape draw:name="Rectangle 54" draw:style-name="gr7" draw:text-style-name="P1" draw:layer="layout" svg:width="0.476cm" svg:height="1.107cm" svg:x="16.578cm" svg:y="0.345cm">
          <text:p/>
          <draw:enhanced-geometry svg:viewBox="0 0 21600 21600" draw:type="rectangle" draw:enhanced-path="M 0 0 L 21600 0 21600 21600 0 21600 0 0 Z N"/>
        </draw:custom-shape>
        <draw:custom-shape draw:name="Rectangle 55" draw:style-name="gr7" draw:text-style-name="P1" draw:layer="layout" svg:width="0.476cm" svg:height="1.107cm" svg:x="16.785cm" svg:y="0.138cm">
          <text:p/>
          <draw:enhanced-geometry svg:viewBox="0 0 21600 21600" draw:type="rectangle" draw:enhanced-path="M 0 0 L 21600 0 21600 21600 0 21600 0 0 Z N"/>
        </draw:custom-shape>
        <draw:custom-shape draw:name="Rectangle 3" draw:style-name="gr4" draw:text-style-name="P2" draw:layer="layout" svg:width="2.598cm" svg:height="0.141cm" draw:transform="rotate (1.5707963267946) translate (19.255cm 5.999cm)">
          <text:p/>
          <draw:enhanced-geometry svg:viewBox="0 0 21600 21600" draw:type="rectangle" draw:enhanced-path="M 0 0 L 21600 0 21600 21600 0 21600 0 0 Z N"/>
        </draw:custom-shape>
        <draw:frame draw:name="Picture 7" draw:style-name="gr5" draw:text-style-name="P3" draw:layer="layout" svg:width="3.136cm" svg:height="3.136cm" svg:x="17.808cm" svg:y="2.316cm">
          <draw:image xlink:href="Pictures/100002010000009000000090D5598757.png" xlink:type="simple" xlink:show="embed" xlink:actuate="onLoad">
            <text:p/>
          </draw:image>
        </draw:frame>
        <draw:custom-shape draw:name="Rectangle 14" draw:style-name="gr6" draw:text-style-name="P1" draw:layer="layout" svg:width="4.343cm" svg:height="0.635cm" svg:x="17.072cm" svg:y="0.628cm">
          <text:p/>
          <draw:enhanced-geometry svg:viewBox="0 0 21600 21600" draw:type="rectangle" draw:enhanced-path="M 0 0 L 21600 0 21600 21600 0 21600 0 0 Z N"/>
        </draw:custom-shape>
        <draw:line draw:name="Line 16" draw:style-name="gr8" draw:text-style-name="P3" draw:layer="layout" svg:x1="17.724cm" svg:y1="0.61cm" svg:x2="17.724cm" svg:y2="1.245cm">
          <text:p/>
        </draw:line>
        <draw:line draw:name="Line 17" draw:style-name="gr8" draw:text-style-name="P3" draw:layer="layout" svg:x1="18.381cm" svg:y1="0.623cm" svg:x2="18.381cm" svg:y2="1.258cm">
          <text:p/>
        </draw:line>
        <draw:line draw:name="Line 18" draw:style-name="gr8" draw:text-style-name="P3" draw:layer="layout" svg:x1="19.039cm" svg:y1="0.623cm" svg:x2="19.039cm" svg:y2="1.258cm">
          <text:p/>
        </draw:line>
        <draw:line draw:name="Line 19" draw:style-name="gr8" draw:text-style-name="P3" draw:layer="layout" svg:x1="19.669cm" svg:y1="0.641cm" svg:x2="19.669cm" svg:y2="1.276cm">
          <text:p/>
        </draw:line>
        <draw:custom-shape draw:name="Text Box 20" draw:style-name="gr17" draw:text-style-name="P5" draw:layer="layout" svg:width="1.772cm" svg:height="1.785cm" svg:x="19.749cm" svg:y="-0.351cm">
          <text:p text:style-name="P4"><text:span text:style-name="T1">…</text:span></text:p>
          <draw:enhanced-geometry svg:viewBox="0 0 21600 21600" draw:type="mso-spt202" draw:enhanced-path="M 0 0 L 21600 0 21600 21600 0 21600 0 0 Z N"/>
        </draw:custom-shape>
        <draw:custom-shape draw:name="Text Box 37" draw:style-name="gr18" draw:text-style-name="P5" draw:layer="layout" svg:width="0.879cm" svg:height="0.862cm" svg:x="16.987cm" svg:y="0.517cm">
          <text:p text:style-name="P4"><text:span text:style-name="T2">B</text:span></text:p>
          <draw:enhanced-geometry svg:viewBox="0 0 21600 21600" draw:type="mso-spt202" draw:enhanced-path="M 0 0 L 21600 0 21600 21600 0 21600 0 0 Z N"/>
        </draw:custom-shape>
        <draw:custom-shape draw:name="Text Box 51" draw:style-name="gr19" draw:text-style-name="P1" draw:layer="layout" svg:width="0.512cm" svg:height="0.847cm" svg:x="17.614cm" svg:y="0.526cm">
          <text:p/>
          <draw:enhanced-geometry svg:viewBox="0 0 21600 21600" draw:type="mso-spt202" draw:enhanced-path="M 0 0 L 21600 0 21600 21600 0 21600 0 0 Z N"/>
        </draw:custom-shape>
        <draw:custom-shape draw:name="Rectangle 68" draw:style-name="gr4" draw:text-style-name="P2" draw:layer="layout" svg:width="2.597cm" svg:height="0.141cm" draw:transform="rotate (1.5707963267946) translate (8.649cm 8.449cm)">
          <text:p/>
          <draw:enhanced-geometry svg:viewBox="0 0 21600 21600" draw:type="rectangle" draw:enhanced-path="M 0 0 L 21600 0 21600 21600 0 21600 0 0 Z N"/>
        </draw:custom-shape>
        <draw:custom-shape draw:name="Rectangle 69" draw:style-name="gr4" draw:text-style-name="P2" draw:layer="layout" svg:width="2.597cm" svg:height="0.141cm" draw:transform="rotate (1.5707963267946) translate (14.845cm 8.449cm)">
          <text:p/>
          <draw:enhanced-geometry svg:viewBox="0 0 21600 21600" draw:type="rectangle" draw:enhanced-path="M 0 0 L 21600 0 21600 21600 0 21600 0 0 Z N"/>
        </draw:custom-shape>
        <draw:frame draw:name="Picture 8" draw:style-name="gr5" draw:text-style-name="P3" draw:layer="layout" svg:width="3.223cm" svg:height="3.224cm" svg:x="7.322cm" svg:y="7.921cm">
          <draw:image xlink:href="Pictures/10000201000000B4000000B4EDBC9BAC.png" xlink:type="simple" xlink:show="embed" xlink:actuate="onLoad">
            <text:p/>
          </draw:image>
        </draw:frame>
        <draw:custom-shape draw:name="Rectangle 9" draw:style-name="gr20" draw:text-style-name="P1" draw:layer="layout" svg:width="15.095cm" svg:height="0.172cm" svg:x="4.526cm" svg:y="5.835cm">
          <text:p/>
          <draw:enhanced-geometry svg:viewBox="0 0 21600 21600" draw:type="rectangle" draw:enhanced-path="M 0 0 L 21600 0 21600 21600 0 21600 0 0 Z N"/>
        </draw:custom-shape>
        <draw:frame draw:name="Picture 12" draw:style-name="gr5" draw:text-style-name="P3" draw:layer="layout" svg:width="3.223cm" svg:height="3.223cm" svg:x="13.531cm" svg:y="8.076cm">
          <draw:image xlink:href="Pictures/10000201000000B4000000B4EDBC9BAC.png" xlink:type="simple" xlink:show="embed" xlink:actuate="onLoad">
            <text:p/>
          </draw:image>
        </draw:frame>
        <draw:line draw:name="Line 44" draw:style-name="gr21" draw:text-style-name="P3" draw:layer="layout" svg:x1="16.137cm" svg:y1="8.406cm" svg:x2="19.078cm" svg:y2="5.5cm">
          <text:p/>
        </draw:line>
        <draw:line draw:name="Line 45" draw:style-name="gr22" draw:text-style-name="P3" draw:layer="layout" svg:x1="13.531cm" svg:y1="8.643cm" svg:x2="5.955cm" svg:y2="5.658cm">
          <text:p/>
        </draw:line>
        <draw:custom-shape draw:name="Text Box 46" draw:style-name="gr23" draw:text-style-name="P5" draw:layer="layout" svg:width="2.538cm" svg:height="0.943cm" draw:transform="rotate (-0.387288561018656) translate (9.231cm 6.003cm)">
          <text:p text:style-name="P4"><text:span text:style-name="T3">write B</text:span></text:p>
          <draw:enhanced-geometry svg:viewBox="0 0 21600 21600" draw:type="mso-spt202" draw:enhanced-path="M 0 0 L 21600 0 21600 21600 0 21600 0 0 Z N"/>
        </draw:custom-shape>
        <draw:custom-shape draw:name="Text Box 48" draw:style-name="gr24" draw:text-style-name="P5" draw:layer="layout" svg:width="2.538cm" svg:height="0.943cm" draw:transform="rotate (0.790634151153282) translate (15.869cm 7.407cm)">
          <text:p text:style-name="P4"><text:span text:style-name="T3">write B</text:span></text:p>
          <draw:enhanced-geometry svg:viewBox="0 0 21600 21600" draw:type="mso-spt202" draw:enhanced-path="M 0 0 L 21600 0 21600 21600 0 21600 0 0 Z N"/>
        </draw:custom-shape>
        <draw:custom-shape draw:name="Text Box 49" draw:style-name="gr25" draw:text-style-name="P5" draw:layer="layout" svg:width="1.179cm" svg:height="1.451cm" draw:transform="rotate (-0.555189235060478) translate (5.937cm 4.729cm)">
          <text:p text:style-name="P4"><text:span text:style-name="T4">X</text:span></text:p>
          <draw:enhanced-geometry svg:viewBox="0 0 21600 21600" draw:type="mso-spt202" draw:enhanced-path="M 0 0 L 21600 0 21600 21600 0 21600 0 0 Z N"/>
        </draw:custom-shape>
        <draw:custom-shape draw:style-name="gr2" draw:text-style-name="P1" draw:layer="layout" svg:width="0.675cm" svg:height="1.071cm" svg:x="13.839cm" svg:y="2.017cm">
          <text:p/>
          <draw:enhanced-geometry svg:viewBox="0 0 215 305" draw:type="non-primitive" draw:enhanced-path="M 133 304 C 117 287 98 273 82 257 73 248 65 241 56 232 52 228 46 221 46 221 40 204 32 198 20 185 1 125 0 63 20 0 34 43 47 86 82 118 99 172 167 175 215 180 210 211 206 232 174 242 166 255 161 279 149 288 139 296 113 286 113 298 113 305 126 302 133 304 Z N"/>
        </draw:custom-shape>
        <draw:line draw:name="Line 45" draw:style-name="gr21" draw:text-style-name="P3" draw:layer="layout" svg:x1="13.725cm" svg:y1="8.115cm" svg:x2="10.069cm" svg:y2="5.399cm">
          <text:p/>
        </draw:line>
        <draw:line draw:name="Line 45" draw:style-name="gr21" draw:text-style-name="P3" draw:layer="layout" svg:x1="14.783cm" svg:y1="8.084cm" svg:x2="14.735cm" svg:y2="5.302cm">
          <text:p/>
        </draw:line>
        <draw:custom-shape draw:name="Text Box 48" draw:style-name="gr26" draw:text-style-name="P5" draw:layer="layout" svg:width="2.538cm" svg:height="0.943cm" draw:transform="rotate (1.5707963267946) translate (13.866cm 8.213cm)">
          <text:p text:style-name="P4"><text:span text:style-name="T3">write B</text:span></text:p>
          <draw:enhanced-geometry svg:viewBox="0 0 21600 21600" draw:type="mso-spt202" draw:enhanced-path="M 0 0 L 21600 0 21600 21600 0 21600 0 0 Z N"/>
        </draw:custom-shape>
        <draw:custom-shape draw:name="Text Box 48" draw:style-name="gr27" draw:text-style-name="P5" draw:layer="layout" svg:width="2.538cm" svg:height="0.943cm" draw:transform="rotate (-0.60109139438792) translate (11.444cm 5.363cm)">
          <text:p text:style-name="P4"><text:span text:style-name="T3">write B</text:span></text:p>
          <draw:enhanced-geometry svg:viewBox="0 0 21600 21600" draw:type="mso-spt202" draw:enhanced-path="M 0 0 L 21600 0 21600 21600 0 21600 0 0 Z N"/>
        </draw:custom-shape>
        <draw:custom-shape draw:name="Text Box 10" draw:style-name="gr28" draw:text-style-name="P5" draw:layer="layout" svg:width="3.211cm" svg:height="1.12cm" svg:x="-0.226cm" svg:y="2.872cm">
          <text:p text:style-name="P4"><text:span text:style-name="T5">Servers</text:span></text:p>
          <draw:enhanced-geometry svg:viewBox="0 0 21600 21600" draw:type="mso-spt202" draw:enhanced-path="M 0 0 L 21600 0 21600 21600 0 21600 0 0 Z N"/>
        </draw:custom-shape>
        <draw:custom-shape draw:name="Text Box 11" draw:style-name="gr29" draw:text-style-name="P5" draw:layer="layout" svg:width="2.902cm" svg:height="1.12cm" svg:x="0.088cm" svg:y="7.33cm">
          <text:p text:style-name="P4"><text:span text:style-name="T5">Clients</text:span></text:p>
          <draw:enhanced-geometry svg:viewBox="0 0 21600 21600" draw:type="mso-spt202" draw:enhanced-path="M 0 0 L 21600 0 21600 21600 0 21600 0 0 Z N"/>
        </draw:custom-shape>
        <draw:custom-shape draw:name="Text Box 13" draw:style-name="gr30" draw:text-style-name="P5" draw:layer="layout" svg:width="2.377cm" svg:height="0.858cm" svg:x="2.546cm" svg:y="-0.193cm">
          <text:p text:style-name="P4"><text:span text:style-name="T6">1. State:</text:span></text:p>
          <draw:enhanced-geometry svg:viewBox="0 0 21600 21600" draw:type="mso-spt202" draw:enhanced-path="M 0 0 L 21600 0 21600 21600 0 21600 0 0 Z N"/>
        </draw:custom-shape>
        <draw:custom-shape draw:name="Text Box 13" draw:style-name="gr31" draw:text-style-name="P5" draw:layer="layout" svg:width="2.377cm" svg:height="0.858cm" svg:x="7.357cm" svg:y="-0.193cm">
          <text:p text:style-name="P4"><text:span text:style-name="T6">2. State:</text:span></text:p>
          <draw:enhanced-geometry svg:viewBox="0 0 21600 21600" draw:type="mso-spt202" draw:enhanced-path="M 0 0 L 21600 0 21600 21600 0 21600 0 0 Z N"/>
        </draw:custom-shape>
        <draw:custom-shape draw:name="Text Box 13" draw:style-name="gr32" draw:text-style-name="P5" draw:layer="layout" svg:width="2.377cm" svg:height="0.858cm" svg:x="12.163cm" svg:y="-0.193cm">
          <text:p text:style-name="P4"><text:span text:style-name="T6">3. State:</text:span></text:p>
          <draw:enhanced-geometry svg:viewBox="0 0 21600 21600" draw:type="mso-spt202" draw:enhanced-path="M 0 0 L 21600 0 21600 21600 0 21600 0 0 Z N"/>
        </draw:custom-shape>
        <draw:custom-shape draw:name="Text Box 13" draw:style-name="gr33" draw:text-style-name="P5" draw:layer="layout" svg:width="2.377cm" svg:height="0.858cm" svg:x="16.97cm" svg:y="-0.193cm">
          <text:p text:style-name="P4"><text:span text:style-name="T6">4. State:</text:span></text:p>
          <draw:enhanced-geometry svg:viewBox="0 0 21600 21600" draw:type="mso-spt202"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dddddd" draw:end-color="#ffffff" draw:start-intensity="100%" draw:end-intensity="100%" draw:angle="0" draw:border="0%"/>
    <draw:gradient draw:name="Gradient_20_7" draw:display-name="Gradient 7" draw:style="linear" draw:start-color="#ffffff" draw:end-color="#dddddd" draw:start-intensity="100%" draw:end-intensity="100%" draw:angle="0" draw:border="0%"/>
    <draw:marker draw:name="Arrow" svg:viewBox="0 0 20 30" svg:d="m10 0-10 30h20z"/>
    <draw:marker draw:name="msArrowDiamondEnd_20_9" draw:display-name="msArrowDiamondEnd 9" svg:viewBox="0 0 355 355" svg:d="m178 0 177 178-177 177-178-177z"/>
    <draw:marker draw:name="msArrowEnd_20_9" draw:display-name="msArrowEnd 9" svg:viewBox="0 0 350 350" svg:d="m175 0 175 350h-350z"/>
    <draw:stroke-dash draw:name="Dash_20_2" draw:display-name="Dash 2" draw:style="rect" draw:dots2="1" draw:dots2-length="0.423cm" draw:distance="0.15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2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11-21T20:18:45</meta:creation-date>
    <meta:editing-duration>PT3M35S</meta:editing-duration>
    <meta:editing-cycles>2</meta:editing-cycles>
    <meta:generator>OpenOffice.org/3.3$Unix OpenOffice.org_project/330m20$Build-9567</meta:generator>
    <meta:initial-creator>Alberto Montresor</meta:initial-creator>
    <dc:date>2011-11-21T20:23:46</dc:date>
    <dc:creator>Alberto Montresor</dc:creator>
    <meta:document-statistic meta:object-count="71"/>
  </office:meta>
</office:document-meta>
</file>